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vertical-align="middle"/>
    </style:style>
    <style:style style:name="gr2" style:family="graphic" style:parent-style-name="standard">
      <style:graphic-properties draw:fill-color="#ff99ff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99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fill-color="#ffff66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ccff6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5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fo:font-weight="bold" style:font-size-asian="18pt" style:font-weight-asian="bold" style:font-size-complex="18pt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94cm" svg:height="1.507cm" svg:x="2.143cm" svg:y="1.889cm">
          <text:p text:style-name="P1"><text:span text:style-name="T1">Logo</text:span></text:p>
        </draw:rect>
        <draw:rect draw:style-name="gr2" draw:text-style-name="P3" draw:layer="layout" svg:width="2.737cm" svg:height="1.112cm" svg:x="6.899cm" svg:y="2.047cm">
          <text:p text:style-name="P1"><text:span text:style-name="T2">Home</text:span></text:p>
        </draw:rect>
        <draw:rect draw:style-name="gr2" draw:text-style-name="P3" draw:layer="layout" svg:width="2.376cm" svg:height="1.112cm" svg:x="10.181cm" svg:y="2.047cm">
          <text:p text:style-name="P1"><text:span text:style-name="T2">About Me</text:span></text:p>
        </draw:rect>
        <draw:rect draw:style-name="gr2" draw:text-style-name="P3" draw:layer="layout" svg:width="2.836cm" svg:height="1.112cm" svg:x="13.192cm" svg:y="2.016cm">
          <text:p text:style-name="P1"><text:span text:style-name="T2">Portfolio</text:span></text:p>
        </draw:rect>
        <draw:rect draw:style-name="gr2" draw:text-style-name="P3" draw:layer="layout" svg:width="2.798cm" svg:height="1.112cm" svg:x="16.617cm" svg:y="2.016cm">
          <text:p text:style-name="P1"><text:span text:style-name="T2">Blog</text:span></text:p>
        </draw:rect>
        <draw:custom-shape draw:style-name="gr3" draw:text-style-name="P3" draw:layer="layout" svg:width="2.633cm" svg:height="3.183cm" svg:x="9.162cm" svg:y="4.937cm">
          <text:p text:style-name="P1"><text:span text:style-name="T2"/></text:p>
          <text:p text:style-name="P1"><text:span text:style-name="T2">Web </text:span></text:p>
          <text:p text:style-name="P1"><text:span text:style-name="T2">Servic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draw:layer="layout" svg:width="2.63cm" svg:height="3.18cm" svg:x="16.44cm" svg:y="4.914cm">
          <text:p text:style-name="P1"><text:span text:style-name="T2">Projects </text:span></text:p>
          <text:p text:style-name="P1"><text:span text:style-name="T2">Don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draw:layer="layout" svg:width="2.633cm" svg:height="3.181cm" svg:x="19.95cm" svg:y="4.931cm">
          <text:p text:style-name="P1"><text:span text:style-name="T2">Topic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4" draw:text-style-name="P3" draw:layer="layout" svg:width="2.853cm" svg:height="0.665cm" svg:x="7.448cm" svg:y="17.734cm">
          <text:p text:style-name="P1"><text:span text:style-name="T2">Links</text:span></text:p>
        </draw:rect>
        <draw:rect draw:style-name="gr4" draw:text-style-name="P3" draw:layer="layout" svg:width="2.855cm" svg:height="0.665cm" svg:x="10.647cm" svg:y="17.734cm">
          <text:p text:style-name="P1"><text:span text:style-name="T2">About Me</text:span></text:p>
        </draw:rect>
        <draw:line draw:style-name="gr5" draw:text-style-name="P1" draw:layer="layout" svg:x1="3.921cm" svg:y1="17.002cm" svg:x2="12.073cm" svg:y2="17.002cm">
          <text:p/>
        </draw:line>
        <draw:line draw:style-name="gr5" draw:text-style-name="P1" draw:layer="layout" svg:x1="8.86cm" svg:y1="17.002cm" svg:x2="8.86cm" svg:y2="17.748cm">
          <text:p/>
        </draw:line>
        <draw:line draw:style-name="gr5" draw:text-style-name="P1" draw:layer="layout" svg:x1="12.073cm" svg:y1="17.002cm" svg:x2="12.073cm" svg:y2="17.748cm">
          <text:p/>
        </draw:line>
        <draw:line draw:style-name="gr5" draw:text-style-name="P1" draw:layer="layout" svg:x1="8.382cm" svg:y1="3.151cm" svg:x2="8.382cm" svg:y2="6.917cm">
          <text:p/>
        </draw:line>
        <draw:line draw:style-name="gr5" draw:text-style-name="P1" draw:layer="layout" svg:x1="15.83cm" svg:y1="3.151cm" svg:x2="15.83cm" svg:y2="6.917cm">
          <text:p/>
        </draw:line>
        <draw:line draw:style-name="gr5" draw:text-style-name="P1" draw:layer="layout" svg:x1="19.288cm" svg:y1="3.159cm" svg:x2="19.288cm" svg:y2="6.925cm">
          <text:p/>
        </draw:line>
        <draw:line draw:style-name="gr5" draw:text-style-name="P1" draw:layer="layout" svg:x1="8.382cm" svg:y1="6.917cm" svg:x2="9.139cm" svg:y2="6.917cm">
          <text:p/>
        </draw:line>
        <draw:line draw:style-name="gr5" draw:text-style-name="P1" draw:layer="layout" svg:x1="8.382cm" svg:y1="6.917cm" svg:x2="9.139cm" svg:y2="6.917cm">
          <text:p/>
        </draw:line>
        <draw:line draw:style-name="gr5" draw:text-style-name="P1" draw:layer="layout" svg:x1="15.83cm" svg:y1="6.917cm" svg:x2="16.461cm" svg:y2="6.917cm">
          <text:p/>
        </draw:line>
        <draw:line draw:style-name="gr5" draw:text-style-name="P1" draw:layer="layout" svg:x1="19.288cm" svg:y1="6.969cm" svg:x2="19.919cm" svg:y2="6.969cm">
          <text:p/>
        </draw:line>
        <draw:rect draw:style-name="gr6" draw:text-style-name="P5" draw:layer="layout" svg:width="10.541cm" svg:height="2.54cm" svg:x="15.986cm" svg:y="17.51cm">
          <text:p text:style-name="P4"><text:span text:style-name="T3">Smily Portfolio – Preliminary Sitemap</text:span></text:p>
          <text:p text:style-name="P4"><text:span text:style-name="T3">Prepared by: Smily Dawra</text:span></text:p>
          <text:p text:style-name="P4"><text:span text:style-name="T3">&lt;dawra-s@webmail.uwinnipeg.ca&gt;</text:span></text:p>
          <text:p text:style-name="P4"><text:span text:style-name="T3">Date: December 9, 2019</text:span></text:p>
        </draw:rect>
        <draw:rect draw:style-name="gr7" draw:text-style-name="P6" draw:layer="layout" svg:width="2.088cm" svg:height="0.627cm" svg:x="1.762cm" svg:y="18.842cm">
          <text:p text:style-name="P1"><text:span text:style-name="T4">Logo</text:span></text:p>
        </draw:rect>
        <draw:rect draw:style-name="gr2" draw:text-style-name="P6" draw:layer="layout" svg:width="2.193cm" svg:height="0.627cm" svg:x="4.268cm" svg:y="18.842cm">
          <text:p text:style-name="P1"><text:span text:style-name="T4">Primary</text:span></text:p>
        </draw:rect>
        <draw:rect draw:style-name="gr8" draw:text-style-name="P7" draw:layer="layout" svg:width="2.088cm" svg:height="0.627cm" svg:x="1.762cm" svg:y="19.677cm">
          <text:p text:style-name="P1"><text:span text:style-name="T5">Dynamic</text:span></text:p>
        </draw:rect>
        <draw:rect draw:style-name="gr9" draw:text-style-name="P6" draw:layer="layout" svg:width="2.193cm" svg:height="0.627cm" svg:x="4.268cm" svg:y="19.677cm">
          <text:p text:style-name="P1"><text:span text:style-name="T4">Footer</text:span></text:p>
        </draw:rect>
        <draw:rect draw:style-name="gr2" draw:text-style-name="P3" draw:layer="layout" svg:width="2.798cm" svg:height="1.112cm" svg:x="20.046cm" svg:y="2.016cm">
          <text:p text:style-name="P1"><text:span text:style-name="T2">Contact</text:span></text:p>
        </draw:rect>
        <draw:rect draw:style-name="gr2" draw:text-style-name="P3" draw:layer="layout" svg:width="2.798cm" svg:height="1.112cm" svg:x="23.602cm" svg:y="2.016cm">
          <text:p text:style-name="P1"><text:span text:style-name="T2">Get Quote</text:span></text:p>
        </draw:rect>
        <draw:line draw:style-name="gr5" draw:text-style-name="P1" draw:layer="layout" svg:x1="3.921cm" svg:y1="3.413cm" svg:x2="3.921cm" svg:y2="17.002cm">
          <text:p/>
        </draw:line>
        <draw:rect draw:style-name="gr4" draw:text-style-name="P3" draw:layer="layout" svg:width="3.937cm" svg:height="0.665cm" svg:x="3.159cm" svg:y="17.734cm">
          <text:p text:style-name="P1"><text:span text:style-name="T2">Terms/Privacy</text:span></text:p>
        </draw:rect>
        <draw:line draw:style-name="gr5" draw:text-style-name="P1" draw:layer="layout" svg:x1="5.699cm" svg:y1="17.002cm" svg:x2="5.699cm" svg:y2="17.7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mily Dawra</meta:initial-creator>
    <meta:creation-date>2019-09-18T11:31:26.02</meta:creation-date>
    <dc:date>2019-12-09T09:49:23.78</dc:date>
    <dc:creator>Smily Dawra</dc:creator>
    <meta:editing-duration>PT1H43M14S</meta:editing-duration>
    <meta:editing-cycles>41</meta:editing-cycles>
    <meta:generator>OpenOffice/4.1.6$Win32 OpenOffice.org_project/416m1$Build-9790</meta:generator>
    <meta:document-statistic meta:object-count="30"/>
  </office:meta>
</office:document-meta>
</file>